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a</mi>
              <mrow>
                <msub>
                  <mo stretchy="false">α</mo>
                  <mn>1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fenced open="∣" close="〉">
              <mrow>
                <mn>0</mn>
              </mrow>
            </mfenced>
            <mrow>
              <mi/>
              <mo stretchy="false">=</mo>
              <mi/>
            </mrow>
            <msqrt>
              <mrow>
                <mn>1</mn>
              </mrow>
            </msqrt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</mrow>
            </mfenced>
            <mrow>
              <mi/>
              <mo stretchy="false">∈</mo>
              <mi/>
            </mrow>
            <msubsup>
              <mo stretchy="false">ℋ</mo>
              <mn>1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i/>
            <msubsup>
              <mi>a</mi>
              <mrow>
                <msub>
                  <mo stretchy="false">α</mo>
                  <mn>2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</mrow>
            </mfenced>
            <mrow>
              <mi/>
              <mo stretchy="false">=</mo>
              <mi/>
            </mrow>
            <msqrt>
              <mrow>
                <mn>2</mn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∈</mo>
              <mi/>
            </mrow>
            <msubsup>
              <mo stretchy="false">ℋ</mo>
              <mn>2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i/>
            <msubsup>
              <mi>a</mi>
              <mrow>
                <msub>
                  <mo stretchy="false">α</mo>
                  <mn>3</mn>
                </msub>
              </mrow>
              <mrow>
                <mrow>
                  <mi/>
                  <mo stretchy="false">+</mo>
                  <mi/>
                </mrow>
              </mrow>
            </msubsup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qrt>
              <mrow>
                <mn>3</mn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∈</mo>
              <mi/>
            </mrow>
            <msubsup>
              <mo stretchy="false">ℋ</mo>
              <mn>3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o stretchy="false">⋮</mo>
          </mrow>
        </mtd>
      </mtr>
    </mtable>
    <annotation encoding="StarMath 5.0">a _{%ialpha _1} ^{`+`} ` 
left lline 
 0 
right rangle 

~=~ sqrt{1} ` 
left lline 
 %iphi _{%ialpha _1} 
right rangle 
~ in ~ %Ux210B _1 ^{(`+-`)} ` " ," 
newline 
~~`~~
a _{%ialpha _2} ^{`+`} ` 
left lline 
 %iphi _{%ialpha _1} 
right rangle 

~=~ sqrt{2} ` 
left lline
 %iphi _{%ialpha _2} %iphi _{%ialpha _1} 
right rangle ^{(`+-`)} 
~ in ~ %Ux210B _2 ^{(`+-`)} ` " ," 
newline 
~```
a _{%ialpha _3} ^{`+`} ` 
left lline
 %iphi _{%ialpha _2} %iphi _{%ialpha _1} 
right rangle  ^{(`+-`)} 

~=~ sqrt{3} ` 
left lline
 %iphi _{%ialpha _3} %iphi _{%ialpha _2} %iphi _{%ialpha _1} 
right rangle  ^{(`+-`)} 
~ in ~ %Ux210B _3 ^{(`+-`)} ` " ," 
newline 

dotsver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